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fo:font-weight="bold" style:font-weight-asian="bold" style:font-weight-complex="bold"/>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weight="bold" style:font-weight-asian="bold" style:font-weight-complex="bold"/>
    </style:style>
    <style:style style:name="T5" style:parent-style-name="Absatz-Standardschriftart" style:family="text">
      <style:text-properties fo:language="en" fo:country="US"/>
    </style:style>
    <style:style style:name="T6" style:parent-style-name="Absatz-Standardschriftart"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Listenabsatz" style:list-style-name="LFO2" style:family="paragraph"/>
    <style:style style:name="P9" style:parent-style-name="Listenabsatz" style:list-style-name="LFO2" style:family="paragraph"/>
    <style:style style:name="P10" style:parent-style-name="Listenabsatz" style:list-style-name="LFO2" style:family="paragraph"/>
    <style:style style:name="P11" style:parent-style-name="Listenabsatz" style:list-style-name="LFO2" style:family="paragraph"/>
    <style:style style:name="P12" style:parent-style-name="Listenabsatz" style:list-style-name="LFO2" style:family="paragraph"/>
    <style:style style:name="P13" style:parent-style-name="Listenabsatz" style:list-style-name="LFO2" style:family="paragraph"/>
    <style:style style:name="P14" style:parent-style-name="Standard" style:family="paragraph">
      <style:text-properties fo:font-weight="bold" style:font-weight-asian="bold" style:font-weight-complex="bold"/>
    </style:style>
    <style:style style:name="P15" style:parent-style-name="Listenabsatz" style:list-style-name="LFO3" style:family="paragraph"/>
    <style:style style:name="P16" style:parent-style-name="Listenabsatz" style:list-style-name="LFO3" style:family="paragraph">
      <style:text-properties fo:language="en" fo:country="US"/>
    </style:style>
    <style:style style:name="T17" style:parent-style-name="Absatz-Standardschriftart" style:family="text">
      <style:text-properties fo:font-weight="bold" style:font-weight-asian="bold" style:font-weight-complex="bold"/>
    </style:style>
    <style:style style:name="T18" style:parent-style-name="Absatz-Standardschriftart" style:family="text">
      <style:text-properties fo:font-weight="bold" style:font-weight-asian="bold" style:font-weight-complex="bold"/>
    </style:style>
    <style:style style:name="T19" style:parent-style-name="Absatz-Standardschriftart" style:family="text">
      <style:text-properties fo:font-weight="bold" style:font-weight-asian="bold" style:font-weight-complex="bold"/>
    </style:style>
  </office:automatic-styles>
  <office:body>
    <office:text text:use-soft-page-breaks="true">
      <text:p text:style-name="P1">Bit Deep</text:p>
      <text:p text:style-name="Standard"><text:span text:style-name="T2">Genre</text:span><text:span text:style-name="T3"><text:s/>und Mitbewerber</text:span><text:span text:style-name="T4">:</text:span><text:line-break/>“Bit Deep” ist geplant als<text:s/>2.5D,<text:s/>open world, rougelike, Dungeon crawler, den man im Einzelspielermodus spielt.<text:s/><text:span text:style-name="T5">Inspiriert durch „Brotato“, „The binding of isaac“, und „The legend of Zelda“.<text:s/></text:span>Ausführbar soll das Spiel sein für Windows.</text:p>
      <text:p text:style-name="Standard"><text:span text:style-name="T6">Concept / Story/ Spielbeschreibung:</text:span><text:line-break/>Im Spiel soll man den Charakter eines Bauernjungen spielen, der unter anderem simple magische Fähigkeiten besitzt als auch ausgeprägte Kampffähigkeiten. Aufgewachsen in einem kleinen Dorf ist er der einzige, der sich oft gern in den Wäldern außerhalb des Dorfes aufhält und dort auch schläft. Eines Tages sind die Dorfbewohner verschwunden und Teile des Dorfes verwüstet.</text:p>
      <text:p text:style-name="Standard">Nun<text:s/>beginnt der Spieler, das Dorf zu erkunden. Durch Beobachten findet man heraus, dass die Dorfbewohner besessen sind und man sie befreien musst. Dafür benötigt man Items, die man aus Dungeons erhält, in denen gefährliche Gegner ihr<text:s/>Unwesen treiben.</text:p>
      <text:p text:style-name="P7">Features:</text:p>
      <text:list text:style-name="LFO2" text:continue-numbering="true">
        <text:list-item>
          <text:p text:style-name="P8">Zufällig prozedural generierte Dörfer mit verschiedenen Strukturen und NPCs</text:p>
        </text:list-item>
        <text:list-item>
          <text:p text:style-name="P9">Zufällig generierte Dungeons mit verschiedenen Gegnern, die unter anderem unterschiedliche Bewegungs und Angriffsmuster haben<text:s/>und Lootboxen</text:p>
        </text:list-item>
        <text:list-item>
          <text:p text:style-name="P10">Story Items die benötigt werden um im Spiel voranzuschreiten</text:p>
        </text:list-item>
        <text:list-item>
          <text:p text:style-name="P11">Player Items die dem Spieler verschiedene Fähigkeiten oder Effekte geben</text:p>
        </text:list-item>
        <text:list-item>
          <text:p text:style-name="P12">Ein Tutorial zur Aneignung der Mechaniken</text:p>
        </text:list-item>
        <text:list-item>
          <text:p text:style-name="P13">Ein Inventar zum Verwalten der Items</text:p>
        </text:list-item>
      </text:list>
      <text:p text:style-name="P14">Alleinstellungsmerkmale:</text:p>
      <text:list text:style-name="LFO3" text:continue-numbering="true">
        <text:list-item>
          <text:p text:style-name="P15">Ein ungewöhnliches Kampfsystem bei dem man mit der Maus verschiedene Formen zeichnen muss, um anzugreifen</text:p>
        </text:list-item>
        <text:list-item>
          <text:p text:style-name="P16">Story-basierter rouglike mit open<text:s/>world</text:p>
        </text:list-item>
      </text:list>
      <text:p text:style-name="Standard"><text:span text:style-name="T17">Mitwirkende:</text:span><text:line-break/>Bearbeitet wird das Projekt von Julius Knust, Valentina Egorenko und <text:s/>Constantin Herrmann</text:p>
      <text:p text:style-name="Standard"><text:span text:style-name="T18">Copyright:</text:span><text:line-break/>Alle Assets des Spiels sind selbst erstellt.<text:s/>Alle verwendeten Algorithmen basieren auf eigenen Ideen oder Ideen aus der Vorlesung „Einführung in digitale Spiele“und wurden selbst implementiert (Deswegen sind sie warscheinlich auch etwas langsamer). Lediglich Funktionen gegeben durch die Godot Gameengine 4.4 wurden nicht selbst implementiert.<text:line-break/><text:line-break/><text:span text:style-name="T19">Anmerkung:</text:span><text:line-break/>Dieses Projekt wird im Rahmen des Moduls „Einführung in digitale Spiele“ an der Otto-von-Guerice-Universität im Wintersemester 2025/2026 entwickelt und dient als Prüfungszulassung bzw. Scheinbegingu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5%"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2F5496"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20pt" style:font-size-asian="20pt" style:font-size-complex="20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2F5496"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2F5496"/>
    </style:style>
    <style:style style:name="Überschrift5Zchn" style:display-name="Überschrift 5 Zchn" style:family="text" style:parent-style-name="Absatz-Standardschriftart">
      <style:text-properties style:font-name-asian="Times New Roman" style:font-name-complex="Times New Roman" fo:color="#2F5496"/>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2F5496"/>
    </style:style>
    <style:style style:name="IntensivesZitat" style:display-name="Intensives Zitat" style:family="paragraph" style:parent-style-name="Standard" style:next-style-name="Stand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ivesZitatZchn" style:display-name="Intensives Zitat Zchn" style:family="text" style:parent-style-name="Absatz-Standardschriftart">
      <style:text-properties fo:font-style="italic" style:font-style-asian="italic" style:font-style-complex="italic" fo:color="#2F5496"/>
    </style:style>
    <style:style style:name="IntensiverVerweis" style:display-name="Intensiver Verweis" style:family="text" style:parent-style-name="Absatz-Standardschriftart">
      <style:text-properties fo:font-weight="bold" style:font-weight-asian="bold" style:font-weight-complex="bold" fo:font-variant="small-caps" fo:color="#2F5496" fo:letter-spacing="0.0034in"/>
    </style:style>
    <style:style style:name="KeinLeerraum" style:display-name="Kein Leerraum"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onstantin Herrmann</meta:initial-creator>
    <dc:creator>Constantin Herrmann</dc:creator>
    <meta:creation-date>2025-10-29T08:40:00Z</meta:creation-date>
    <dc:date>2026-01-18T17:36:00Z</dc:date>
    <meta:template xlink:href="Normal.dotm" xlink:type="simple"/>
    <meta:editing-cycles>3</meta:editing-cycles>
    <meta:editing-duration>PT0S</meta:editing-duration>
    <meta:document-statistic meta:page-count="1" meta:paragraph-count="4" meta:word-count="302" meta:character-count="2203" meta:row-count="15" meta:non-whitespace-character-count="1905"/>
  </office:meta>
</office:document-meta>
</file>